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45000001A28323C12C9842FE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40.44mm" table:align="left"/>
    </style:style>
    <style:style style:name="Tableau1.A" style:family="table-column">
      <style:table-column-properties style:column-width="85.48mm"/>
    </style:style>
    <style:style style:name="Tableau1.B" style:family="table-column">
      <style:table-column-properties style:column-width="30.73mm"/>
    </style:style>
    <style:style style:name="Tableau1.C" style:family="table-column">
      <style:table-column-properties style:column-width="24.24mm"/>
    </style:style>
    <style:style style:name="Tableau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paragraph-rsid="00515631"/>
    </style:style>
    <style:style style:name="P3" style:family="paragraph" style:parent-style-name="Standard">
      <style:text-properties officeooo:paragraph-rsid="003e2fda"/>
    </style:style>
    <style:style style:name="P4" style:family="paragraph" style:parent-style-name="Standard" style:master-page-name="">
      <loext:graphic-properties draw:fill="none"/>
      <style:paragraph-properties fo:margin-left="0mm" fo:margin-right="0mm" fo:text-indent="0.25mm" style:auto-text-indent="false" style:page-number="auto" fo:background-color="transparent">
        <style:tab-stops>
          <style:tab-stop style:position="170mm" style:type="right"/>
        </style:tab-stops>
      </style:paragraph-properties>
      <style:text-properties style:font-name="Arial" fo:font-size="14pt" officeooo:paragraph-rsid="0028f28e" style:font-size-asian="14pt" style:font-size-complex="14pt"/>
    </style:style>
    <style:style style:name="P5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officeooo:paragraph-rsid="00246020"/>
    </style:style>
    <style:style style:name="P6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fo:font-size="14pt" officeooo:paragraph-rsid="00246020" style:font-size-asian="14pt" style:font-size-complex="14pt"/>
    </style:style>
    <style:style style:name="P7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officeooo:paragraph-rsid="0024602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officeooo:paragraph-rsid="002cc61e" style:font-size-asian="14pt" style:font-size-complex="14pt"/>
    </style:style>
    <style:style style:name="P9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92.6mm" style:type="right"/>
        </style:tab-stops>
      </style:paragraph-properties>
      <style:text-properties style:font-name="Arial" fo:font-size="14pt" officeooo:paragraph-rsid="002eba2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2460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 fo:font-size="14pt" style:text-underline-style="solid" style:text-underline-width="auto" style:text-underline-color="font-color" officeooo:paragraph-rsid="002460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style:font-name="Arial" fo:font-size="11pt" officeooo:paragraph-rsid="00246020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officeooo:paragraph-rsid="00246020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fo:font-style="normal" officeooo:paragraph-rsid="00246020" style:font-size-asian="11pt" style:font-style-asian="normal" style:font-size-complex="11pt" style:font-style-complex="normal"/>
    </style:style>
    <style:style style:name="P15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 officeooo:paragraph-rsid="00246020"/>
    </style:style>
    <style:style style:name="P16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fo:color="#000000" style:font-name="Arial" fo:font-size="14pt" officeooo:paragraph-rsid="00246020" style:font-size-asian="14pt" style:font-name-complex="Menlo Regular" style:font-size-complex="14pt"/>
    </style:style>
    <style:style style:name="P17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fo:color="#000000" style:font-name="Arial" fo:font-size="14pt" officeooo:paragraph-rsid="00246020" style:font-size-asian="14pt" style:font-name-complex="Menlo Regular" style:font-size-complex="14pt"/>
    </style:style>
    <style:style style:name="P18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332db4" style:font-size-asian="14pt" style:font-size-complex="14pt"/>
    </style:style>
    <style:style style:name="P19" style:family="paragraph" style:parent-style-name="Header">
      <style:paragraph-properties fo:margin-left="0mm" fo:margin-right="0mm" fo:text-align="end" style:justify-single-word="false" fo:text-indent="0mm" style:auto-text-indent="false"/>
      <style:text-properties style:font-name="Arial" fo:font-size="10pt" style:text-underline-style="solid" style:text-underline-type="double" style:text-underline-width="auto" style:text-underline-color="font-color" fo:font-weight="bold" officeooo:rsid="004b59ef" officeooo:paragraph-rsid="004b59ef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rsid="002a229e" officeooo:paragraph-rsid="0030e0f0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rsid="002a229e" officeooo:paragraph-rsid="00333c04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.49mm" fo:margin-right="0mm" fo:text-indent="0mm" style:auto-text-indent="false" fo:background-color="transparent"/>
      <style:text-properties style:font-name="Arial" fo:font-size="14pt" officeooo:paragraph-rsid="00246020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paragraph-rsid="0030e0f0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officeooo:paragraph-rsid="00333c04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fo:font-weight="bold" officeooo:paragraph-rsid="00246020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officeooo:rsid="002a229e" officeooo:paragraph-rsid="00333c04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officeooo:rsid="002a229e" officeooo:paragraph-rsid="0030e0f0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.49mm" fo:margin-right="0mm" fo:text-indent="0mm" style:auto-text-indent="false" style:page-number="auto" fo:background-color="transparent"/>
      <style:text-properties style:font-name="Arial" fo:font-size="14pt" officeooo:paragraph-rsid="00246020" style:font-size-asian="14pt" style:font-size-complex="14pt"/>
    </style:style>
    <style:style style:name="P29" style:family="paragraph" style:parent-style-name="Header">
      <style:text-properties style:font-name="Arial" fo:font-size="10pt" fo:font-weight="normal" officeooo:paragraph-rsid="003dd56a" fo:background-color="transparent" style:font-size-asian="10pt" style:font-weight-asian="normal" style:font-size-complex="10pt" style:font-weight-complex="normal"/>
    </style:style>
    <style:style style:name="P30" style:family="paragraph" style:parent-style-name="Header">
      <style:text-properties style:font-name="Arial" fo:font-size="10pt" style:text-underline-style="none" fo:font-weight="bold" officeooo:rsid="00515631" officeooo:paragraph-rsid="00515631" fo:background-color="transparent" style:font-size-asian="10pt" style:font-weight-asian="bold" style:font-size-complex="10pt" style:font-weight-complex="bold"/>
    </style:style>
    <style:style style:name="P31" style:family="paragraph" style:parent-style-name="Header">
      <style:paragraph-properties fo:text-align="end" style:justify-single-word="false"/>
      <style:text-properties style:font-name="Arial" fo:font-size="10pt" fo:font-weight="normal" officeooo:paragraph-rsid="003dd56a" fo:background-color="transparent" style:font-size-asian="10pt" style:font-weight-asian="normal" style:font-size-complex="10pt" style:font-weight-complex="normal"/>
    </style:style>
    <style:style style:name="P32" style:family="paragraph" style:parent-style-name="Header">
      <style:paragraph-properties fo:margin-left="0mm" fo:margin-right="0mm" fo:text-align="end" style:justify-single-word="false" fo:text-indent="0mm" style:auto-text-indent="false"/>
      <style:text-properties style:font-name="Arial" fo:font-size="10pt" fo:font-weight="normal" officeooo:rsid="004b59ef" officeooo:paragraph-rsid="004b59ef" fo:background-color="transparent" style:font-size-asian="10pt" style:font-weight-asian="normal" style:font-size-complex="10pt" style:font-weight-complex="normal"/>
    </style:style>
    <style:style style:name="P33" style:family="paragraph" style:parent-style-name="Heading_20_1">
      <style:text-properties style:font-name="Arial" officeooo:paragraph-rsid="0022bfc3"/>
    </style:style>
    <style:style style:name="P34" style:family="paragraph" style:parent-style-name="Heading_20_1">
      <loext:graphic-properties draw:fill="none"/>
      <style:paragraph-properties fo:margin-left="0mm" fo:margin-right="0mm" fo:text-indent="0mm" style:auto-text-indent="false" fo:break-before="page" fo:background-color="transparent">
        <style:tab-stops>
          <style:tab-stop style:position="55.02mm"/>
        </style:tab-stops>
      </style:paragraph-properties>
      <style:text-properties style:font-name="Arial" fo:font-size="11pt" fo:font-style="normal" officeooo:rsid="003ad89d" officeooo:paragraph-rsid="00436633" style:font-size-asian="11pt" style:font-style-asian="normal" style:font-size-complex="11pt" style:font-style-complex="normal"/>
    </style:style>
    <style:style style:name="P35" style:family="paragraph" style:parent-style-name="Standard">
      <loext:graphic-properties draw:fill="none"/>
      <style:paragraph-properties fo:margin-left="0mm" fo:margin-right="0mm" fo:text-align="end" style:justify-single-word="false" fo:text-indent="0mm" style:auto-text-indent="false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0pt" style:text-underline-style="solid" style:text-underline-type="double" style:text-underline-width="auto" style:text-underline-color="font-color" fo:font-weight="bold" officeooo:rsid="002a229e" officeooo:paragraph-rsid="00552163" fo:background-color="transparent" style:font-size-asian="10pt" style:font-weight-asian="bold" style:font-size-complex="10pt" style:font-weight-complex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22bfc3" style:font-size-asian="18pt" style:font-weight-asian="bold" style:font-size-complex="18pt"/>
    </style:style>
    <style:style style:name="T3" style:family="text">
      <style:text-properties fo:font-size="18pt" fo:font-weight="bold" officeooo:rsid="0037782a" style:font-size-asian="18pt" style:font-weight-asian="bold" style:font-size-complex="18pt"/>
    </style:style>
    <style:style style:name="T4" style:family="text">
      <style:text-properties fo:font-size="18pt" fo:font-weight="bold" officeooo:rsid="003a6ea3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3068bd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000000" fo:font-size="14pt" style:font-size-asian="14pt" style:font-name-complex="Menlo Regular" style:font-size-complex="14pt"/>
    </style:style>
    <style:style style:name="T9" style:family="text">
      <style:text-properties fo:color="#000000" fo:font-size="14pt" fo:font-style="italic" style:font-size-asian="14pt" style:font-style-asian="italic" style:font-name-complex="Menlo Regular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a229e"/>
    </style:style>
    <style:style style:name="T12" style:family="text">
      <style:text-properties style:text-underline-style="none" officeooo:rsid="002a229e"/>
    </style:style>
    <style:style style:name="T13" style:family="text">
      <style:text-properties officeooo:rsid="002a229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dd56a" style:font-style-asian="normal" style:font-style-complex="normal"/>
    </style:style>
    <style:style style:name="T16" style:family="text">
      <style:text-properties officeooo:rsid="003dd56a"/>
    </style:style>
    <style:style style:name="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ST-Nr: CHE-102.757.592 MWST <text:s/>(Chrischona Schweiz)</text:p>
      <text:h text:style-name="P33" text:outline-level="1"><text:span text:style-name="T1">Kerzenziehen </text:span><text:span text:style-name="T2">{year}, </text:span><text:span text:style-name="T3">Buchung </text:span><text:span text:style-name="T4">{bookingId}</text:span></text:h>
      <text:h text:style-name="Heading_20_2" text:outline-level="2">Rechnung</text:h>
      <text:p text:style-name="P15"><text:span text:style-name="T6">F</text:span><text:span text:style-name="T5">ür Gruppe: </text:span><text:span text:style-name="T7"><text:tab/></text:span></text:p>
      <text:p text:style-name="P11"/>
      <text:p text:style-name="P4">Leiter/in: <text:span text:style-name="T10"><text:tab/></text:span></text:p>
      <text:p text:style-name="P28"/>
      <text:p text:style-name="P22"/>
      <text:p text:style-name="P25">Datum, Kurs<text:tab/><text:tab/>CHF</text:p>
      <text:p text:style-name="P23"/>
      <text:p text:style-name="P20">{date}, <text:span text:style-name="T10"><text:tab/></text:span><text:tab/>{priceTotal}</text:p>
      <text:p text:style-name="P21"/>
      <text:p text:style-name="P24"><text:span text:style-name="T11"><text:tab/></text:span><text:span text:style-name="T12"><text:tab/></text:span><text:span text:style-name="T11"><text:tab/></text:span></text:p>
      <text:p text:style-name="P26"/>
      <text:p text:style-name="P24"><text:span text:style-name="T11"><text:tab/></text:span><text:span text:style-name="T12"><text:tab/></text:span><text:span text:style-name="T11"><text:tab/></text:span></text:p>
      <text:p text:style-name="P26"/>
      <text:p text:style-name="P24"><text:span text:style-name="T11"><text:tab/></text:span><text:span text:style-name="T12"><text:tab/></text:span><text:span text:style-name="T11"><text:tab/></text:span></text:p>
      <text:p text:style-name="P27"/>
      <text:p text:style-name="P23"><text:span text:style-name="T11"><text:tab/></text:span><text:span text:style-name="T12"><text:tab/></text:span><text:span text:style-name="T11"><text:tab/></text:span></text:p>
      <text:p text:style-name="P23"/>
      <text:p text:style-name="P18">Gesamtbetrag (inkl. 8% MWST):<text:tab/><text:span text:style-name="T13">{priceTotal}<text:tab/></text:span></text:p>
      <text:p text:style-name="P10"/>
      <text:p text:style-name="P6"/>
      <text:p text:style-name="P6"/>
      <text:p text:style-name="P7">Datum: <text:span text:style-name="T10"><text:tab/></text:span></text:p>
      <text:p text:style-name="P7"/>
      <text:p text:style-name="P8">Name: <text:span text:style-name="T10"><text:tab/></text:span></text:p>
      <text:p text:style-name="P6"/>
      <text:p text:style-name="P6"/>
      <text:p text:style-name="P9">Unterschrift: <text:span text:style-name="T10"><text:tab/></text:span></text:p>
      <text:p text:style-name="P6"/>
      <text:p text:style-name="P6"/>
      <text:p text:style-name="P16">☐<text:tab/>Betrag dankend erhalten</text:p>
      <text:p text:style-name="P5"><text:span text:style-name="T8">☐<text:tab/>Betrag zu überweisen auf untenstehendes Konto, Zweck: </text:span><text:span text:style-name="T9">Kerzenziehen</text:span></text:p>
      <text:p text:style-name="P17"/>
      <text:p text:style-name="P12"/>
      <text:p text:style-name="P12"/>
      <text:p text:style-name="P13">Kontoverbindung:<text:tab/>CH05 0688 8016 1232 5000 7</text:p>
      <text:p text:style-name="P13"><text:tab/>Verein Chrischona Schweiz</text:p>
      <text:p text:style-name="P13"><text:tab/>Chrischona-Gemeinde Uster</text:p>
      <text:p text:style-name="P14"><text:tab/>4126 Bettingen</text:p>
      <text:h text:style-name="P34" text:outline-level="1"><text:span text:style-name="T1">Kerzenziehen </text:span><text:span text:style-name="T2">{year}, </text:span><text:span text:style-name="T3">Buchung </text:span><text:span text:style-name="T4">{bookingId}</text:span></text:h>
      <text:h text:style-name="Heading_20_2" text:outline-level="2">Detailauflistung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9">[!-- BEGIN row.articles --]<text:span text:style-name="T16">{articleTitle}</text:span></text:p>
          </table:table-cell>
          <table:table-cell table:style-name="Tableau1.A1" office:value-type="string">
            <text:p text:style-name="P32">{articleDetails}</text:p>
          </table:table-cell>
          <table:table-cell table:style-name="Tableau1.A1" office:value-type="string">
            <text:p text:style-name="P31"><text:span text:style-name="T15">{articleCost}</text:span><text:span text:style-name="T14">[!-- END row.articles --]</text:span></text:p>
          </table:table-cell>
        </table:table-row>
        <table:table-row>
          <table:table-cell table:style-name="Tableau1.A1" office:value-type="string">
            <text:p text:style-name="P30">Total</text:p>
          </table:table-cell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35">{priceTotal}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 1" text:anchor-type="as-char" svg:y="-1.78mm" svg:width="143.81mm" svg:height="17.69mm" draw:z-index="1"><draw:image xlink:href="Pictures/1000000000000D45000001A28323C12C9842FEA2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initial-creator>Cyril PIERRE de GEYERR</meta:initial-creator>
    <meta:creation-date>2008-09-02T10:04:05</meta:creation-date>
    <dc:date>2018-02-19T00:29:23.205105883</dc:date>
    <meta:editing-cycles>75</meta:editing-cycles>
    <meta:editing-duration>PT2H34M28S</meta:editing-duration>
    <meta:document-statistic meta:table-count="1" meta:image-count="1" meta:object-count="0" meta:page-count="2" meta:paragraph-count="29" meta:word-count="71" meta:character-count="618" meta:non-whitespace-character-count="543"/>
    <meta:user-defined meta:name="Info 1"/>
    <meta:user-defined meta:name="Info 2"/>
    <meta:user-defined meta:name="Info 3"/>
    <meta:user-defined meta:name="Info 4"/>
  </office:meta>
</office:document-meta>
</file>